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style:text-properties fo:font-size="18pt" style:font-size-asian="18pt" style:font-size-complex="18pt"/>
    </style:style>
    <style:style style:name="P3" style:family="paragraph" style:parent-style-name="Standard">
      <style:paragraph-properties loext:contextual-spacing="false" fo:margin-top="0cm" fo:margin-bottom="0cm"/>
      <style:text-properties fo:font-size="10pt" style:font-size-asian="10pt" style:font-size-complex="10pt"/>
    </style:style>
    <style:style style:name="P4" style:family="paragraph" style:parent-style-name="Standard">
      <style:paragraph-properties loext:contextual-spacing="false" fo:margin-left="1.27cm" fo:margin-right="0cm" fo:margin-top="0cm" fo:margin-bottom="0cm" fo:text-indent="0cm" style:auto-text-indent="false"/>
      <style:text-properties fo:font-size="10pt" style:font-size-asian="10pt" style:font-size-complex="10pt"/>
    </style:style>
    <style:style style:name="P5" style:family="paragraph" style:parent-style-name="Standard">
      <style:paragraph-properties loext:contextual-spacing="false" fo:margin-left="0cm" fo:margin-right="0cm" fo:margin-top="0cm" fo:margin-bottom="0cm" fo:text-indent="0cm" style:auto-text-indent="false"/>
      <style:text-properties fo:font-size="10pt" style:font-size-asian="10pt" style:font-size-complex="10pt"/>
    </style:style>
    <style:style style:name="P6" style:family="paragraph" style:parent-style-name="Standard" style:master-page-name="Standard">
      <style:paragraph-properties loext:contextual-spacing="false" fo:margin-top="0cm" fo:margin-bottom="0cm" style:page-number="1"/>
      <style:text-properties fo:font-size="18pt" style:font-size-asian="18pt" style:font-size-complex="18pt"/>
    </style:style>
    <style:style style:name="P7" style:family="paragraph" style:parent-style-name="Standard">
      <style:paragraph-properties loext:contextual-spacing="false" fo:margin-top="0cm" fo:margin-bottom="0cm"/>
      <style:text-properties fo:font-size="14pt" style:font-size-asian="14pt" style:font-size-complex="14pt"/>
    </style:style>
    <style:style style:name="P8" style:family="paragraph" style:parent-style-name="Standard">
      <style:paragraph-properties loext:contextual-spacing="false" fo:margin-top="0cm" fo:margin-bottom="0cm"/>
      <style:text-properties fo:font-size="10pt" style:font-size-asian="10pt" style:font-size-complex="10pt"/>
    </style:style>
    <style:style style:name="P9" style:family="paragraph" style:parent-style-name="Standard" style:list-style-name="WWNum3">
      <style:text-properties fo:font-size="10pt" style:font-size-asian="10pt" style:font-size-complex="10pt"/>
    </style:style>
    <style:style style:name="P10" style:family="paragraph" style:parent-style-name="Standard">
      <style:paragraph-properties fo:margin-left="1.27cm" fo:margin-right="0cm" fo:text-indent="-0.635cm" style:auto-text-indent="false"/>
      <style:text-properties fo:font-size="10pt" style:font-size-asian="10pt" style:font-size-complex="10pt"/>
    </style:style>
    <style:style style:name="P11" style:family="paragraph" style:parent-style-name="Standard" style:list-style-name="WWNum2">
      <style:paragraph-properties fo:margin-left="1.27cm" fo:margin-right="0cm" fo:text-indent="-0.635cm" style:auto-text-indent="false"/>
      <style:text-properties fo:font-size="10pt" style:font-size-asian="10pt" style:font-size-complex="10pt"/>
    </style:style>
    <style:style style:name="P12" style:family="paragraph" style:parent-style-name="Standard" style:list-style-name="WWNum1">
      <style:paragraph-properties fo:margin-left="1.27cm" fo:margin-right="0cm" fo:text-indent="-0.635cm" style:auto-text-indent="false"/>
      <style:text-properties fo:font-size="10pt" style:font-size-asian="10pt" style:font-size-complex="10pt"/>
    </style:style>
    <style:style style:name="P13" style:family="paragraph" style:parent-style-name="Standard">
      <style:paragraph-properties loext:contextual-spacing="false" fo:margin-left="1.27cm" fo:margin-right="0cm" fo:margin-top="0cm" fo:margin-bottom="0cm" fo:text-indent="0cm" style:auto-text-indent="false"/>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0pt" style:font-size-asian="10pt" style:font-size-complex="10pt"/>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font-size="10pt" fo:background-color="#ffff00" style:font-size-asian="10pt" style:font-size-complex="10pt"/>
    </style:style>
    <style:style style:name="T6" style:family="text">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stionar puntuación (ELO) jugadores de ajedrez</text:p>
      <text:p text:style-name="P2"/>
      <text:p text:style-name="P7">Introducción: </text:p>
      <text:p text:style-name="P1"><text:span text:style-name="T1"><text:s text:c="3"/>1.</text:span><text:span text:style-name="T2">Caso de uso del sistema</text:span></text:p>
      <text:p text:style-name="P1"><text:span text:style-name="T1"><text:s text:c="7"/></text:span><text:span text:style-name="T3">Un club de ajedrez tiene un listado (fichero excel, el cual se pasará a </text:span><text:span text:style-name="T5">CVS</text:span><text:span text:style-name="T3">) <text:s/>con las puntuaciones de los niños de sus escuelas <text:s/>municipales y cuando organiza torneos, el programa que crea los emparejamientos, genera otro fichero excel (se pasa a </text:span><text:span text:style-name="T5">CVS</text:span><text:span text:style-name="T3">) con las modificaciones de las puntuaciones de los jugadores que participaron. El club quiere que se actualice el listado automáticamente tras cada torneo, para al cabo de un mes, publicar el nuevo listado. En la página web, cada jugador podrá ver su elo actual.</text:span></text:p>
      <text:p text:style-name="P3"/>
      <text:p text:style-name="P1"><text:span text:style-name="T1">2.</text:span><text:span text:style-name="T2">Requisitos funcionales</text:span><text:span text:style-name="T4"> </text:span></text:p>
      <text:list xml:id="list1232607209081004280" text:style-name="WWNum2">
        <text:list-item>
          <text:p text:style-name="P11">Habrá en la parte superior derecha un cuadrado para el login. Para registrarse, los clientes deberán rellenar un formulario con su usuario, clave, nombre, apellidos y colegio. Tras esto, les aparecerá un mensaje de guardar registro. </text:p>
        </text:list-item>
      </text:list>
      <text:p text:style-name="P10">REGISTRO EXTENDIDO, CONSIDERAMOS QUE LOS USUARIOS YA ESTÁN EN EL SISTEMA</text:p>
      <text:p text:style-name="P4"/>
      <text:list xml:id="list7790519379324042863" text:style-name="WWNum1">
        <text:list-item>
          <text:p text:style-name="P12">En la página principal habrá una pestaña donde al pinchar, aparecerá un calendario con los próximos torneos (indicando día y hora). Y también en el inicio, un buscador para que todos los clientes (usuarios o no, porque habrá ya jugadores en el listado) podrán buscarse por nombre y apellidos para saber su puntuación actual.</text:p>
        </text:list-item>
      </text:list>
      <text:p text:style-name="P4">MEJOR UN LISTADO QUE UN CALENDARIO DE MOMENTO</text:p>
      <text:p text:style-name="P4"/>
      <text:p text:style-name="P4"/>
      <text:list xml:id="list1130196391" text:continue-numbering="true" text:style-name="WWNum1">
        <text:list-item>
          <text:p text:style-name="P12">Acceso con login: Los usuarios que se registren, dependiendo de su puntuación durante el curso, recibirán (cada mes ) una serie de consejos para poder mejorar (por ejemplo, libros a estudiar).</text:p>
        </text:list-item>
      </text:list>
      <text:p text:style-name="P4">CONSEJOS EXTENDIDO, REQUIERE MAIL API QUE NO SE VE EN CURSO</text:p>
      <text:p text:style-name="P4"/>
      <text:p text:style-name="P4"/>
      <text:list xml:id="list1831157216" text:continue-numbering="true" text:style-name="WWNum1">
        <text:list-item>
          <text:p text:style-name="P12">Al administrador de la página le llegará un mensaje con los datos de cada nuevo usuario. Acto seguido, éste completará los datos de los jugadores para almacenarlos en la base de datos para poder organizar los torneos (valor de la constante k de cada jugador, puntuación inicial...). Y después de cada torneo, tendrá que darle un botón que ponga actualizar y seleccionar el fichero con el que se va a actualizar el listado. (SE SUPONDRÁ QUE YA TIENE EL ADMINISTRADOR UNA LISTA CON JUGADORES Y UN TORNEO HECHO CON SU LISTA PERTINENTE).</text:p>
        </text:list-item>
      </text:list>
      <text:p text:style-name="P3">SI CONSIDERAMOS DE MOMENTO QUE NO HAY REGISTRO, ESTE REQUISITO ES UN LISTADO DE USUARIOS DONDE PODER MODIFICARLOS O ELIMINARLOS</text:p>
      <text:p text:style-name="P3"/>
      <text:list xml:id="list4931236330485349402" text:style-name="WWNum3">
        <text:list-item>
          <text:p text:style-name="P9">Lo ideal sería que la página tuviera una pestaña con el nombre ParaTuClub, en la cual, cada club pueda cargar su listado (<text:span text:style-name="T6">CVS</text:span>) y otro de las variaciones en las puntuaciones (<text:span text:style-name="T6">CVS</text:span>) y se actualizase el listado.</text:p>
        </text:list-item>
      </text:list>
      <text:p text:style-name="P3">EXTENDIDO</text:p>
      <text:p text:style-name="P5"/>
      <text:p text:style-name="P5"/>
      <text:p text:style-name="P5"/>
      <text:p text:style-name="P3"><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top="0cm" fo:margin-bottom="0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document-statistic meta:table-count="0" meta:image-count="0" meta:object-count="0" meta:page-count="1" meta:paragraph-count="16" meta:word-count="407" meta:character-count="2445"/>
    <dc:date>2018-11-12T15:27:57</dc:date>
    <dc:creator>Alejandro Jurado</dc:creator>
    <meta:editing-duration>PT4M10S</meta:editing-duration>
    <meta:editing-cycles>1</meta:editing-cycles>
  </office:meta>
</office:document-meta>
</file>